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f47f9" officeooo:paragraph-rsid="000f47f9"/>
    </style:style>
    <style:style style:name="P2" style:family="paragraph" style:parent-style-name="Standard">
      <style:text-properties officeooo:paragraph-rsid="000f59fa"/>
    </style:style>
    <style:style style:name="P3" style:family="paragraph" style:parent-style-name="Standard">
      <style:text-properties officeooo:paragraph-rsid="000fa0b0"/>
    </style:style>
    <style:style style:name="P4" style:family="paragraph" style:parent-style-name="Standard">
      <style:text-properties officeooo:rsid="000ffbf6" officeooo:paragraph-rsid="000ffbf6"/>
    </style:style>
    <style:style style:name="P5" style:family="paragraph" style:parent-style-name="Standard">
      <style:text-properties officeooo:rsid="0012a2e6" officeooo:paragraph-rsid="0012a2e6"/>
    </style:style>
    <style:style style:name="P6" style:family="paragraph" style:parent-style-name="Standard">
      <style:text-properties officeooo:paragraph-rsid="0013fd5c"/>
    </style:style>
    <style:style style:name="P7" style:family="paragraph" style:parent-style-name="Standard">
      <style:text-properties officeooo:rsid="0017cf8a" officeooo:paragraph-rsid="0017cf8a"/>
    </style:style>
    <style:style style:name="T1" style:family="text">
      <style:text-properties officeooo:rsid="000f59fa"/>
    </style:style>
    <style:style style:name="T2" style:family="text">
      <style:text-properties officeooo:rsid="000fa0b0"/>
    </style:style>
    <style:style style:name="T3" style:family="text">
      <style:text-properties officeooo:rsid="00127aa3"/>
    </style:style>
    <style:style style:name="T4" style:family="text">
      <style:text-properties officeooo:rsid="0013fd5c"/>
    </style:style>
    <style:style style:name="T5" style:family="text">
      <style:text-properties officeooo:rsid="0015acc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hème graphique</text:p>
      <text:p text:style-name="P1"/>
      <text:p text:style-name="P2"><text:span text:style-name="T2">Couleur principale : </text:span><text:span text:style-name="T1">noir bleuté </text:span>#0f172a</text:p>
      <text:p text:style-name="P2"/>
      <text:p text:style-name="P3"><text:span text:style-name="T2">Couleur secondaire : ambre doré </text:span>#f59e0b <text:span text:style-name="T2">ou metallic gold #d3af37</text:span></text:p>
      <text:p text:style-name="P3"/>
      <text:p text:style-name="P5">Champs à remplier : gris #D9D9D9</text:p>
      <text:p text:style-name="P3"/>
      <text:p text:style-name="P4"><text:span text:style-name="T3">P</text:span>olice principale : merriweather</text:p>
      <text:p text:style-name="P4"/>
      <text:p text:style-name="P6"><text:span text:style-name="T4">A faire : </text:span>Vérifier s'il y a d'autres bugs en testant l'histoire (probable), ajouter et soustraire l'or lors des achats/récompenses, ajouter une possibilité de mettre une musique d'ambiance par passages, ajouter des conditions d'options supplémentaires en fonction de certaines conditions (si class=mage alors possibilité d'option en plus), soustraire la mana sur l'utilisation de sorts, <text:span text:style-name="T5">corriger le twine, refaire tous les commentaires pour site propre et explications jury, </text:span>faire tout le css.</text:p>
      <text:p text:style-name="P7">Faire un HUD avec les PV, PM dispos.</text:p>
      <text:p text:style-name="P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04T18:34:51.827212991</meta:creation-date>
    <dc:date>2026-02-21T14:33:46.125843102</dc:date>
    <meta:editing-duration>PT1H13M48S</meta:editing-duration>
    <meta:editing-cycles>9</meta:editing-cycles>
    <meta:generator>LibreOffice/24.2.7.2$Linux_X86_64 LibreOffice_project/420$Build-2</meta:generator>
    <meta:document-statistic meta:table-count="0" meta:image-count="0" meta:object-count="0" meta:page-count="1" meta:paragraph-count="7" meta:word-count="107" meta:character-count="712" meta:non-whitespace-character-count="612"/>
  </office:meta>
</office:document-meta>
</file>